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BodyAdviceAdapter.handleEmptyBody( @ Nullable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AdviceAdapter.afterBodyRead( Object body ,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BodyAdviceAdapter.beforeBodyRead( HttpInputMessage inputMessage , MethodParameter parameter , Type targetType , Class &lt; ? extends HttpMessageConverter &lt; ? &gt; &gt; conver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